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neva" svg:font-family="Geneva" style:font-family-generic="swiss"/>
    <style:font-face style:name="New York" svg:font-family="'New Yor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5.034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New York" fo:font-size="12pt" fo:font-style="italic" fo:text-shadow="none" style:text-underline-style="none" fo:font-weight="bold" style:font-size-asian="12pt" style:font-style-asian="italic" style:font-weight-asian="bold" style:font-name-complex="New York" style:font-size-complex="12pt" style:font-style-complex="italic" style:font-weight-complex="bold"/>
    </style:style>
    <style:style style:name="ce2" style:family="table-cell" style:parent-style-name="Default" style:data-style-name="N0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035cm solid #000000" style:cell-protect="protected" style:print-content="tru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035cm solid #000000" style:cell-protect="protected" style:print-content="tru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New York" fo:font-size="12pt" fo:font-style="italic" fo:text-shadow="none" style:text-underline-style="none" fo:font-weight="bold" style:font-size-asian="12pt" style:font-style-asian="italic" style:font-weight-asian="bold" style:font-name-complex="New York" style:font-size-complex="12pt" style:font-style-complex="italic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style:glyph-orientation-vertical="0" fo:border-bottom="0.035cm solid #000000" style:cell-protect="protected" style:print-content="tru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style:cell-protect="protected" style:print-content="tru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lanetary Data</text:p>
          </table:table-cell>
          <table:table-cell table:style-name="ce8"/>
          <table:table-cell/>
          <table:table-cell table:style-name="ce1" office:value-type="string">
            <text:p>Shuttle Service</text:p>
          </table:table-cell>
          <table:table-cell table:style-name="ce8"/>
        </table:table-row>
        <table:table-row table:style-name="ro1">
          <table:table-cell table:style-name="ce2" office:value-type="string">
            <text:p>Name</text:p>
          </table:table-cell>
          <table:table-cell table:style-name="ce9" office:value-type="string">
            <text:p>Average</text:p>
          </table:table-cell>
          <table:table-cell/>
          <table:table-cell table:style-name="ce2" office:value-type="string">
            <text:p>Frequency</text:p>
          </table:table-cell>
          <table:table-cell table:style-name="ce1" table:formula="of:=(Starport_Code;Starport_Code;INT(RAND()*6)+INT(RAND()*6)+2;RAND())" office:value-type="float" office:value="0">
            <text:p>#ADDIN?</text:p>
          </table:table-cell>
        </table:table-row>
        <table:table-row table:style-name="ro1">
          <table:table-cell table:style-name="ce2" office:value-type="string">
            <text:p>UWP</text:p>
          </table:table-cell>
          <table:table-cell table:style-name="ce9" office:value-type="string">
            <text:p>A-777777-7</text:p>
          </table:table-cell>
          <table:table-cell/>
          <table:table-cell table:style-name="ce2" office:value-type="string">
            <text:p>Rates</text:p>
          </table:table-cell>
          <table:table-cell table:style-name="ce1" table:formula="of:=ROUND(20*(RAND()*6+1);0)&amp;&quot; Cr/passenger&quot;" office:value-type="string" office:string-value="122 Cr/passenger">
            <text:p>122 Cr/passenger</text:p>
          </table:table-cell>
        </table:table-row>
        <table:table-row table:style-name="ro1">
          <table:table-cell table:style-name="ce2" office:value-type="string">
            <text:p>Adjacent City</text:p>
          </table:table-cell>
          <table:table-cell table:style-name="ce9" office:value-type="string">
            <text:p>Somewhere</text:p>
          </table:table-cell>
          <table:table-cell/>
          <table:table-cell table:style-name="ce4"/>
          <table:table-cell table:style-name="ce1" table:formula="of:=ROUND((3+6*(RAND()+RAND()+RAND()))/13.5;1)&amp;&quot; Cr/kL&quot;" office:value-type="string" office:string-value="0.7 Cr/kL">
            <text:p>0.7 Cr/kL</text:p>
          </table:table-cell>
        </table:table-row>
        <table:table-row table:style-name="ro1">
          <table:table-cell table:style-name="ce3" office:value-type="string">
            <text:p>Population</text:p>
          </table:table-cell>
          <table:table-cell table:style-name="ce10" office:value-type="float" office:value="750000">
            <text:p>750,000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3"/>
          <table:table-cell table:style-name="ce1" office:value-type="string">
            <text:p>Surface Transportation</text:p>
          </table:table-cell>
          <table:table-cell table:style-name="ce8"/>
        </table:table-row>
        <table:table-row table:style-name="ro1">
          <table:table-cell table:style-name="ce1" office:value-type="string">
            <text:p>Starport Data</text:p>
          </table:table-cell>
          <table:table-cell table:style-name="ce8"/>
          <table:table-cell/>
          <table:table-cell table:style-name="ce2" office:value-type="string">
            <text:p>Terminal</text:p>
          </table:table-cell>
          <table:table-cell table:style-name="ce1" table:formula="of:=(#NAME?;Starport_Code;Extrality;INT(RAND()*6)+INT(RAND()*6)+2;INT(RAND()*6)+INT(RAND()*6)+2)" office:value-type="string" office:string-value="#NAME?">
            <text:p>#NAME?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9" office:value-type="string">
            <text:p>Robsport</text:p>
          </table:table-cell>
          <table:table-cell/>
          <table:table-cell table:style-name="ce2" office:value-type="string">
            <text:p>Type</text:p>
          </table:table-cell>
          <table:table-cell table:style-name="ce1" table:formula="of:=(#NAME?;UWP;Transit_Terminal;RAND();RAND())" office:value-type="string" office:string-value="#NAME?">
            <text:p>#NAME?</text:p>
          </table:table-cell>
        </table:table-row>
        <table:table-row table:style-name="ro1">
          <table:table-cell table:style-name="ce2" office:value-type="string">
            <text:p>Code</text:p>
          </table:table-cell>
          <table:table-cell table:style-name="ce9" office:value-type="string">
            <text:p>C</text:p>
          </table:table-cell>
          <table:table-cell/>
          <table:table-cell table:style-name="ce2" office:value-type="string">
            <text:p>Frequency</text:p>
          </table:table-cell>
          <table:table-cell table:style-name="ce1" table:formula="of:=(#NAME?;Transit_Type;RAND())" office:value-type="string" office:string-value="#NAME?">
            <text:p>#NAME?</text:p>
          </table:table-cell>
        </table:table-row>
        <table:table-row table:style-name="ro1">
          <table:table-cell table:style-name="ce2" office:value-type="string">
            <text:p>Extrality</text:p>
          </table:table-cell>
          <table:table-cell table:style-name="ce1" table:formula="of:=(Starport_Name;Starport_Code;INT(RAND()*6)+INT(RAND()*6)+2)" office:value-type="float" office:value="0">
            <text:p>#ADDIN?</text:p>
          </table:table-cell>
          <table:table-cell/>
          <table:table-cell table:style-name="ce2" office:value-type="string">
            <text:p>Capacity</text:p>
          </table:table-cell>
          <table:table-cell table:style-name="ce1" table:formula="of:=(#NAME?;Transit_Type)" office:value-type="string" office:string-value="#NAME?">
            <text:p>#NAME?</text:p>
          </table:table-cell>
        </table:table-row>
        <table:table-row table:style-name="ro1">
          <table:table-cell table:style-name="ce2" office:value-type="string">
            <text:p>Law Level</text:p>
          </table:table-cell>
          <table:table-cell table:style-name="ce1" table:formula="of:=(Transit_Terminal;UWP;Extrality;INT(RAND()*6)+1)" office:value-type="float" office:value="0">
            <text:p>#ADDIN?</text:p>
          </table:table-cell>
          <table:table-cell/>
          <table:table-cell table:style-name="ce2" office:value-type="string">
            <text:p>Speed</text:p>
          </table:table-cell>
          <table:table-cell table:style-name="ce1" table:formula="of:=(#NAME?;Transit_Type;RAND())" office:value-type="string" office:string-value="#NAME?">
            <text:p>#NAME?</text:p>
          </table:table-cell>
        </table:table-row>
        <table:table-row table:style-name="ro1">
          <table:table-cell table:style-name="ce2" office:value-type="string">
            <text:p>Security</text:p>
          </table:table-cell>
          <table:table-cell table:style-name="ce1" table:formula="of:=Recorder(UWP;Starport_Code;Law_Level;Extrality;INT(RAND()*6)+1)" office:value-type="float" office:value="0">
            <text:p>#MACRO?</text:p>
          </table:table-cell>
          <table:table-cell/>
          <table:table-cell table:style-name="ce2" office:value-type="string">
            <text:p>Rates</text:p>
          </table:table-cell>
          <table:table-cell table:style-name="ce1" table:formula="of:=(#NAME?;Transit_Type)" office:value-type="string" office:string-value="#NAME?">
            <text:p>#NAME?</text:p>
          </table:table-cell>
        </table:table-row>
        <table:table-row table:style-name="ro1">
          <table:table-cell table:style-name="ce4"/>
          <table:table-cell table:style-name="ce1" table:formula="of:=ROUND((RAND()*6+1)*IF(LEFT([.B12];2)=&quot;Pr&quot;;7;3.5);0)&amp;&quot; Cr/day to hire guards&quot;" office:value-type="float" office:value="0">
            <text:p>#MACRO?</text:p>
          </table:table-cell>
          <table:table-cell/>
          <table:table-cell table:style-name="ce4"/>
          <table:table-cell table:style-name="ce1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formula="of:=(Law_Level;Starport_Code;Starport_Name;INT(RAND()*6)+INT(RAND()*6)+2)" office:value-type="float" office:value="0">
            <text:p>#ADDIN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Berthing</text:p>
          </table:table-cell>
          <table:table-cell table:style-name="ce8"/>
          <table:table-cell table:style-name="ce5"/>
          <table:table-cell table:style-name="ce1" office:value-type="string">
            <text:p>Port Facilities</text:p>
          </table:table-cell>
          <table:table-cell table:style-name="ce8"/>
        </table:table-row>
        <table:table-row table:style-name="ro1">
          <table:table-cell table:style-name="ce2" office:value-type="string">
            <text:p>Berths</text:p>
          </table:table-cell>
          <table:table-cell table:style-name="ce1" table:formula="of:=IF(Orbital_Port=&quot;No Orbital Facilities&quot;;&quot;&quot;;(#NAME?;UWP;Starport_Code;RAND();RAND();RAND();RAND();RAND();RAND();RAND();RAND();RAND();RAND()))" office:value-type="string" office:string-value="#NAME?">
            <text:p>#NAME?</text:p>
          </table:table-cell>
          <table:table-cell table:style-name="ce5"/>
          <table:table-cell table:style-name="ce2" office:value-type="string">
            <text:p>Lodging</text:p>
          </table:table-cell>
          <table:table-cell table:style-name="ce1" table:formula="of:=IF(Orbital_Port=&quot;No Orbital Facilities&quot;;&quot;&quot;;Data_Form(Starport_Code;INT(RAND()*6)+INT(RAND()*6)+2))" office:value-type="float" office:value="0">
            <text:p>#ADDIN?</text:p>
          </table:table-cell>
        </table:table-row>
        <table:table-row table:style-name="ro1">
          <table:table-cell table:style-name="ce2" office:value-type="string">
            <text:p>Occupied</text:p>
          </table:table-cell>
          <table:table-cell table:style-name="ce1" table:formula="of:=IF(Orbital_Port=&quot;No Orbital Facilities&quot;;&quot;&quot;;(Planetary_Name;Starport_Code))" office:value-type="float" office:value="0">
            <text:p>#ADDIN?</text:p>
          </table:table-cell>
          <table:table-cell table:style-name="ce5"/>
          <table:table-cell table:style-name="ce2" office:value-type="string">
            <text:p>Entertainment</text:p>
          </table:table-cell>
          <table:table-cell table:style-name="ce1" table:formula="of:=IF(Orbital_Port=&quot;No Orbital Facilities&quot;;&quot;&quot;;Criteria(Starport_Code;INT(RAND()*6)+INT(RAND()*6)+2))" office:value-type="float" office:value="0">
            <text:p>#ADDIN?</text:p>
          </table:table-cell>
        </table:table-row>
        <table:table-row table:style-name="ro1">
          <table:table-cell table:style-name="ce2" office:value-type="string">
            <text:p>Delay</text:p>
          </table:table-cell>
          <table:table-cell table:style-name="ce1" table:formula="of:=IF(Orbital_Port=&quot;No Orbital Facilities&quot;;&quot;&quot;;&quot;2D-2 x “Occupied%” ÷ 10 (hrs)&quot;)" office:value-type="float" office:value="0">
            <text:p>#ADDIN?</text:p>
          </table:table-cell>
          <table:table-cell table:style-name="ce5"/>
          <table:table-cell table:style-name="ce2" office:value-type="string">
            <text:p>TAS</text:p>
          </table:table-cell>
          <table:table-cell table:style-name="ce1" table:formula="of:=IF(Orbital_Port=&quot;No Orbital Facilities&quot;;&quot;&quot;;[.E37])" office:value-type="float" office:value="0">
            <text:p>#ADDIN?</text:p>
          </table:table-cell>
        </table:table-row>
        <table:table-row table:style-name="ro1">
          <table:table-cell table:style-name="ce2" office:value-type="string">
            <text:p>Fees</text:p>
          </table:table-cell>
          <table:table-cell table:style-name="ce1" table:formula="of:=IF(Orbital_Port=&quot;No Orbital Facilities&quot;;&quot;&quot;;[.B38])" office:value-type="float" office:value="0">
            <text:p>#ADDIN?</text:p>
          </table:table-cell>
          <table:table-cell table:style-name="ce5"/>
          <table:table-cell table:style-name="ce2" office:value-type="string">
            <text:p>Brokerage</text:p>
          </table:table-cell>
          <table:table-cell table:style-name="ce1" table:formula="of:=IF(Orbital_Port=&quot;No Orbital Facilities&quot;;&quot;&quot;;[.E38])" office:value-type="float" office:value="0">
            <text:p>#ADDIN?</text:p>
          </table:table-cell>
        </table:table-row>
        <table:table-row table:style-name="ro1">
          <table:table-cell table:style-name="ce4"/>
          <table:table-cell table:style-name="ce1" table:formula="of:=IF(Orbital_Port=&quot;No Orbital Facilities&quot;;&quot;&quot;;[.B39])" office:value-type="float" office:value="0">
            <text:p>#ADDIN?</text:p>
          </table:table-cell>
          <table:table-cell table:style-name="ce5"/>
          <table:table-cell table:style-name="ce3" office:value-type="string">
            <text:p>Warehousing</text:p>
          </table:table-cell>
          <table:table-cell table:style-name="ce1" table:formula="of:=IF(Orbital_Port=&quot;No Orbital Facilities&quot;;&quot;&quot;;(#NAME?;Starport_Code;INT(RAND()*6)+INT(RAND()*6)+2;RAND()))" office:value-type="string" office:string-value="#NAME?">
            <text:p>#NAME?</text:p>
          </table:table-cell>
        </table:table-row>
        <table:table-row table:style-name="ro1">
          <table:table-cell table:style-name="ce5" table:number-columns-repeated="5"/>
        </table:table-row>
        <table:table-row table:style-name="ro1">
          <table:table-cell table:style-name="ce6" office:value-type="string">
            <text:p>Shipyard</text:p>
          </table:table-cell>
          <table:table-cell table:style-name="ce8"/>
          <table:table-cell table:style-name="ce5"/>
          <table:table-cell table:style-name="ce1" office:value-type="string">
            <text:p>Provisioning</text:p>
          </table:table-cell>
          <table:table-cell table:style-name="ce8"/>
        </table:table-row>
        <table:table-row table:style-name="ro1">
          <table:table-cell table:style-name="ce2" office:value-type="string">
            <text:p>Construction</text:p>
          </table:table-cell>
          <table:table-cell table:style-name="ce1" table:formula="of:=IF(Orbital_Port=&quot;No Orbital Facilities&quot;;&quot;&quot;;[.B42])" office:value-type="float" office:value="0">
            <text:p>#ADDIN?</text:p>
          </table:table-cell>
          <table:table-cell table:style-name="ce5"/>
          <table:table-cell table:style-name="ce2" office:value-type="string">
            <text:p>Refined Fuel</text:p>
          </table:table-cell>
          <table:table-cell table:style-name="ce1" table:formula="of:=IF(Orbital_Port=&quot;No Orbital Facilities&quot;;&quot;&quot;;[.E42])" office:value-type="float" office:value="0">
            <text:p>#ADDIN?</text:p>
          </table:table-cell>
        </table:table-row>
        <table:table-row table:style-name="ro1">
          <table:table-cell table:style-name="ce7"/>
          <table:table-cell table:style-name="ce1" table:formula="of:=IF(Orbital_Port=&quot;No Orbital Facilities&quot;;&quot;&quot;;[.B43])" office:value-type="float" office:value="0">
            <text:p>#ADDIN?</text:p>
          </table:table-cell>
          <table:table-cell table:style-name="ce5"/>
          <table:table-cell table:style-name="ce2" office:value-type="string">
            <text:p>Unrefined Fuel</text:p>
          </table:table-cell>
          <table:table-cell table:style-name="ce1" table:formula="of:=IF(Orbital_Port=&quot;No Orbital Facilities&quot;;&quot;&quot;;[.E43])" office:value-type="float" office:value="0">
            <text:p>#ADDIN?</text:p>
          </table:table-cell>
        </table:table-row>
        <table:table-row table:style-name="ro1">
          <table:table-cell table:style-name="ce2" office:value-type="string">
            <text:p>Repairs</text:p>
          </table:table-cell>
          <table:table-cell table:style-name="ce1" table:formula="of:=IF(Orbital_Port=&quot;No Orbital Facilities&quot;;&quot;&quot;;[.B44])" office:value-type="float" office:value="0">
            <text:p>#ADDIN?</text:p>
          </table:table-cell>
          <table:table-cell table:style-name="ce5"/>
          <table:table-cell table:style-name="ce2" office:value-type="string">
            <text:p>Life Support</text:p>
          </table:table-cell>
          <table:table-cell table:style-name="ce1" table:formula="of:=IF(Orbital_Port=&quot;No Orbital Facilities&quot;;&quot;&quot;;[.E44])" office:value-type="float" office:value="0">
            <text:p>#ADDIN?</text:p>
          </table:table-cell>
        </table:table-row>
        <table:table-row table:style-name="ro1">
          <table:table-cell table:style-name="ce3" office:value-type="string">
            <text:p>Overhaul</text:p>
          </table:table-cell>
          <table:table-cell table:style-name="ce1" table:formula="of:=IF(Orbital_Port=&quot;No Orbital Facilities&quot;;&quot;&quot;;[.B45])" office:value-type="float" office:value="0">
            <text:p>#ADDIN?</text:p>
          </table:table-cell>
          <table:table-cell table:style-name="ce5"/>
          <table:table-cell table:style-name="ce4"/>
          <table:table-cell table:style-name="ce1" table:formula="of:=IF(Orbital_Port=&quot;No Orbital Facilities&quot;;&quot;&quot;;IF([.E28]=&quot;Not available&quot;;&quot;Not available&quot;;&quot;100 Cr/low berth&quot;))" office:value-type="float" office:value="0">
            <text:p>#ADDIN?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formula="of:=Starport_Name&amp;&quot; Downport Facilities&quot;" office:value-type="string" office:string-value="Robsport Downport Facilities">
            <text:p>Robsport Downport Faciliti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Berthing</text:p>
          </table:table-cell>
          <table:table-cell table:style-name="ce8"/>
          <table:table-cell/>
          <table:table-cell table:style-name="ce1" office:value-type="string">
            <text:p>Port Facilities</text:p>
          </table:table-cell>
          <table:table-cell table:style-name="ce8"/>
        </table:table-row>
        <table:table-row table:style-name="ro1">
          <table:table-cell table:style-name="ce2" office:value-type="string">
            <text:p>Berths</text:p>
          </table:table-cell>
          <table:table-cell table:style-name="ce1" table:formula="of:=(#NAME?;UWP;Starport_Code;RAND();RAND();RAND();RAND();RAND();RAND();RAND();RAND();RAND();RAND())" office:value-type="string" office:string-value="#NAME?">
            <text:p>#NAME?</text:p>
          </table:table-cell>
          <table:table-cell/>
          <table:table-cell table:style-name="ce2" office:value-type="string">
            <text:p>Lodging</text:p>
          </table:table-cell>
          <table:table-cell table:style-name="ce1" table:formula="of:=Data_Form(Starport_Code;INT(RAND()*6)+INT(RAND()*6)+2)" office:value-type="float" office:value="0">
            <text:p>#MACRO?</text:p>
          </table:table-cell>
        </table:table-row>
        <table:table-row table:style-name="ro1">
          <table:table-cell table:style-name="ce2" office:value-type="string">
            <text:p>Occupied</text:p>
          </table:table-cell>
          <table:table-cell table:style-name="ce1" table:formula="of:=(Planetary_Name;Starport_Code)" office:value-type="float" office:value="0">
            <text:p>#ADDIN?</text:p>
          </table:table-cell>
          <table:table-cell/>
          <table:table-cell table:style-name="ce2" office:value-type="string">
            <text:p>Entertainment</text:p>
          </table:table-cell>
          <table:table-cell table:style-name="ce1" table:formula="of:=Criteria(Starport_Code;INT(RAND()*6)+INT(RAND()*6)+2)" office:value-type="float" office:value="0">
            <text:p>#MACRO?</text:p>
          </table:table-cell>
        </table:table-row>
        <table:table-row table:style-name="ro1">
          <table:table-cell table:style-name="ce2" office:value-type="string">
            <text:p>Delay</text:p>
          </table:table-cell>
          <table:table-cell table:style-name="ce11" office:value-type="string">
            <text:p>2D-2 x "Occupied%" ÷ 10 (hrs)</text:p>
          </table:table-cell>
          <table:table-cell/>
          <table:table-cell table:style-name="ce2" office:value-type="string">
            <text:p>TAS</text:p>
          </table:table-cell>
          <table:table-cell table:style-name="ce1" table:formula="of:=(UWP;Starport_Code;INT(RAND()*6)+INT(RAND()*6)+2)" office:value-type="float" office:value="0">
            <text:p>#ADDIN?</text:p>
          </table:table-cell>
        </table:table-row>
        <table:table-row table:style-name="ro1">
          <table:table-cell table:style-name="ce2" office:value-type="string">
            <text:p>Fees</text:p>
          </table:table-cell>
          <table:table-cell table:style-name="ce1" table:formula="of:=&quot;Cr &quot;&amp;(City_Name;Starport_Code;RAND())&amp;&quot; for first six days&quot;" office:value-type="float" office:value="0">
            <text:p>#ADDIN?</text:p>
          </table:table-cell>
          <table:table-cell/>
          <table:table-cell table:style-name="ce2" office:value-type="string">
            <text:p>Brokerage</text:p>
          </table:table-cell>
          <table:table-cell table:style-name="ce1" table:formula="of:=(City_Population;Starport_Code;INT(RAND()*6)+INT(RAND()*6)+2;INT(RAND()*6)+1;INT(RAND()*6)+1)" office:value-type="float" office:value="0">
            <text:p>#ADDIN?</text:p>
          </table:table-cell>
        </table:table-row>
        <table:table-row table:style-name="ro1">
          <table:table-cell table:style-name="ce4"/>
          <table:table-cell table:style-name="ce1" table:formula="of:=&quot;Cr &quot;&amp;(City_Name;Starport_Code;RAND())&amp;&quot; per extra day&quot;" office:value-type="float" office:value="0">
            <text:p>#ADDIN?</text:p>
          </table:table-cell>
          <table:table-cell/>
          <table:table-cell table:style-name="ce3" office:value-type="string">
            <text:p>Warehousing</text:p>
          </table:table-cell>
          <table:table-cell table:style-name="ce1" table:formula="of:=(#NAME?;Starport_Code;INT(RAND()*6)+INT(RAND()*6)+2;RAND())" office:value-type="string" office:string-value="#NAME?">
            <text:p>#NAME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>
            <text:p>Shipyard</text:p>
          </table:table-cell>
          <table:table-cell table:style-name="ce8"/>
          <table:table-cell/>
          <table:table-cell table:style-name="ce1" office:value-type="string">
            <text:p>Provisioning</text:p>
          </table:table-cell>
          <table:table-cell table:style-name="ce8"/>
        </table:table-row>
        <table:table-row table:style-name="ro1">
          <table:table-cell table:style-name="ce2" office:value-type="string">
            <text:p>Construction</text:p>
          </table:table-cell>
          <table:table-cell table:style-name="ce1" table:formula="of:=(Transit_Type;UWP;Starport_Code;INT(RAND()*6)+INT(RAND()*6)+2)" office:value-type="float" office:value="0">
            <text:p>#ADDIN?</text:p>
          </table:table-cell>
          <table:table-cell/>
          <table:table-cell table:style-name="ce2" office:value-type="string">
            <text:p>Refined Fuel</text:p>
          </table:table-cell>
          <table:table-cell table:style-name="ce1" table:formula="of:=Print_Area(UWP;Starport_Code;RAND();RAND())" office:value-type="float" office:value="0">
            <text:p>#MACRO?</text:p>
          </table:table-cell>
        </table:table-row>
        <table:table-row table:style-name="ro1">
          <table:table-cell table:style-name="ce7"/>
          <table:table-cell table:style-name="ce1" table:formula="of:=(Extrality;UWP;Starport_Code;INT(RAND()*6)+INT(RAND()*6)+2)" office:value-type="float" office:value="0">
            <text:p>#ADDIN?</text:p>
          </table:table-cell>
          <table:table-cell/>
          <table:table-cell table:style-name="ce2" office:value-type="string">
            <text:p>Unrefined Fuel</text:p>
          </table:table-cell>
          <table:table-cell table:style-name="ce1" table:formula="of:=(#NAME?;UWP;Starport_Code;[.E42];RAND())" office:value-type="string" office:string-value="#NAME?">
            <text:p>#NAME?</text:p>
          </table:table-cell>
        </table:table-row>
        <table:table-row table:style-name="ro1">
          <table:table-cell table:style-name="ce2" office:value-type="string">
            <text:p>Repairs</text:p>
          </table:table-cell>
          <table:table-cell table:style-name="ce1" table:formula="of:=Print_Titles(Starport_Code;[.B42];INT(RAND()*6)+INT(RAND()*6)+2)" office:value-type="float" office:value="0">
            <text:p>#MACRO?</text:p>
          </table:table-cell>
          <table:table-cell/>
          <table:table-cell table:style-name="ce2" office:value-type="string">
            <text:p>Life Support</text:p>
          </table:table-cell>
          <table:table-cell table:style-name="ce1" table:formula="of:=Database(Starport_Code;INT(RAND()*6)+INT(RAND()*6)+2)" office:value-type="float" office:value="0">
            <text:p>#MACRO?</text:p>
          </table:table-cell>
        </table:table-row>
        <table:table-row table:style-name="ro1">
          <table:table-cell table:style-name="ce3" office:value-type="string">
            <text:p>Overhaul</text:p>
          </table:table-cell>
          <table:table-cell table:style-name="ce1" table:formula="of:=(Orbital_Port;UWP;Starport_Code;[.B42];INT(RAND()*6)+INT(RAND()*6)+2)" office:value-type="float" office:value="0">
            <text:p>#ADDIN?</text:p>
          </table:table-cell>
          <table:table-cell/>
          <table:table-cell table:style-name="ce4"/>
          <table:table-cell table:style-name="ce1" table:formula="of:=IF([.E44]=&quot;Not available&quot;;&quot;Not available&quot;;&quot;100 Cr/low berth&quot;)" office:value-type="float" office:value="0">
            <text:p>#MACRO?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City_Name" table:base-cell-address="$Sheet1.$A$1" table:cell-range-address="Sheet1.$B$4"/>
        <table:named-range table:name="City_Population" table:base-cell-address="$Sheet1.$A$1" table:cell-range-address="Sheet1.$B$5"/>
        <table:named-range table:name="Extrality" table:base-cell-address="$Sheet1.$A$1" table:cell-range-address="Sheet1.$B$10"/>
        <table:named-range table:name="Law_Level" table:base-cell-address="$Sheet1.$A$1" table:cell-range-address="Sheet1.$B$11"/>
        <table:named-range table:name="Orbital_Port" table:base-cell-address="$Sheet1.$A$1" table:cell-range-address="Sheet1.$A$16"/>
        <table:named-range table:name="Planetary_Name" table:base-cell-address="$Sheet1.$A$1" table:cell-range-address="Sheet1.$B$2"/>
        <table:named-range table:name="Starport_Code" table:base-cell-address="$Sheet1.$A$1" table:cell-range-address="Sheet1.$B$9"/>
        <table:named-range table:name="Starport_Name" table:base-cell-address="$Sheet1.$A$1" table:cell-range-address="Sheet1.$B$8"/>
        <table:named-range table:name="Transit_Terminal" table:base-cell-address="$Sheet1.$A$1" table:cell-range-address="Sheet1.$E$7"/>
        <table:named-range table:name="Transit_Type" table:base-cell-address="$Sheet1.$A$1" table:cell-range-address="Sheet1.$E$8"/>
        <table:named-range table:name="UWP" table:base-cell-address="$Sheet1.$A$1" table:cell-range-address="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eva" svg:font-family="Geneva" style:font-family-generic="swiss"/>
    <style:font-face style:name="New York" svg:font-family="'New Yor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month/>
      <number:text>/</number:text>
      <number:day/>
      <number:text>/</number:text>
      <number:year/>
    </number:date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day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3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.605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New York" fo:font-size="18pt" fo:font-style="normal" fo:text-shadow="none" style:text-underline-style="none" fo:font-weight="normal" style:font-size-asian="18pt" style:font-style-asian="normal" style:font-weight-asian="normal" style:font-name-complex="New York" style:font-size-complex="1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span text:style-name="MT1">Whatever System: Somewhere Starport Data</text:span></text:p>
        </style:region-left>
      </style:header>
      <style:header-left style:display="false">
        <style:region-left>
          <text:p><text:span text:style-name="MT1">Whatever System: Somewhere Starport Data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6" meta:object-count="0"/>
    <meta:generator>OpenOffice.org/3.4$Win32 OpenOffice.org_project/340m1$Build-9590</meta:generator>
  </office:meta>
</office:document-meta>
</file>